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4958in" table:align="left"/>
    </style:style>
    <style:style style:name="Table1.A" style:family="table-column">
      <style:table-column-properties style:column-width="1.5569in"/>
    </style:style>
    <style:style style:name="Table1.B" style:family="table-column">
      <style:table-column-properties style:column-width="1.1938in"/>
    </style:style>
    <style:style style:name="Table1.C" style:family="table-column">
      <style:table-column-properties style:column-width="3.7451in"/>
    </style:style>
    <style:style style:name="Table1.A1" style:family="table-cell">
      <style:table-cell-properties style:vertical-align="middle" fo:padding="0.0194in" fo:border="none"/>
    </style:style>
    <style:style style:name="P1" style:family="paragraph" style:parent-style-name="Standard">
      <style:text-properties officeooo:rsid="00065636" officeooo:paragraph-rsid="00065636"/>
    </style:style>
    <style:style style:name="P2" style:family="paragraph" style:parent-style-name="Text_20_body">
      <style:text-properties officeooo:rsid="00065636" officeooo:paragraph-rsid="00065636"/>
    </style:style>
    <style:style style:name="P3" style:family="paragraph" style:parent-style-name="Heading_20_2">
      <style:text-properties officeooo:rsid="00065636" officeooo:paragraph-rsid="00065636"/>
    </style:style>
    <style:style style:name="P4" style:family="paragraph" style:parent-style-name="Heading_20_1">
      <style:text-properties fo:font-size="12pt" fo:font-weight="normal" officeooo:rsid="000c2426" officeooo:paragraph-rsid="000c2426" style:font-size-asian="10.5pt" style:font-weight-asian="normal" style:font-size-complex="12pt" style:font-weight-complex="normal"/>
    </style:style>
    <style:style style:name="P5" style:family="paragraph" style:parent-style-name="Standard">
      <style:text-properties fo:font-size="12pt" fo:font-weight="normal" officeooo:rsid="000c2426" officeooo:paragraph-rsid="000c2426" style:font-size-asian="10.5pt" style:font-weight-asian="normal" style:font-size-complex="12pt" style:font-weight-complex="normal"/>
    </style:style>
    <style:style style:name="P6" style:family="paragraph" style:parent-style-name="Heading_20_1">
      <style:text-properties fo:font-size="12pt" fo:font-weight="normal" officeooo:rsid="000df77d" officeooo:paragraph-rsid="000df77d" style:font-size-asian="10.5pt" style:font-weight-asian="normal" style:font-size-complex="12pt" style:font-weight-complex="normal"/>
    </style:style>
    <style:style style:name="P7" style:family="paragraph" style:parent-style-name="Standard">
      <style:text-properties fo:font-size="12pt" fo:font-weight="normal" officeooo:rsid="000df77d" officeooo:paragraph-rsid="000df77d" style:font-size-asian="10.5pt" style:font-weight-asian="normal" style:font-size-complex="12pt" style:font-weight-complex="normal"/>
    </style:style>
    <style:style style:name="P8" style:family="paragraph" style:parent-style-name="Text_20_body">
      <style:text-properties fo:font-size="12pt" fo:font-weight="normal" officeooo:rsid="000df77d" officeooo:paragraph-rsid="000df77d" style:font-size-asian="10.5pt" style:font-weight-asian="normal" style:font-size-complex="12pt" style:font-weight-complex="normal"/>
    </style:style>
    <style:style style:name="P9" style:family="paragraph" style:parent-style-name="Standard">
      <style:text-properties officeooo:paragraph-rsid="000c2426"/>
    </style:style>
    <style:style style:name="P10" style:family="paragraph" style:parent-style-name="Text_20_body">
      <style:text-properties officeooo:paragraph-rsid="000c2426"/>
    </style:style>
    <style:style style:name="P11" style:family="paragraph" style:parent-style-name="Standard">
      <style:text-properties officeooo:paragraph-rsid="00065636"/>
    </style:style>
    <style:style style:name="P12" style:family="paragraph" style:parent-style-name="Standard">
      <style:text-properties fo:font-size="15pt" fo:font-weight="bold" officeooo:rsid="000c2426" officeooo:paragraph-rsid="000c2426" style:font-size-asian="15pt" style:font-weight-asian="bold" style:font-size-complex="15pt" style:font-weight-complex="bold"/>
    </style:style>
    <style:style style:name="P13" style:family="paragraph" style:parent-style-name="Standard">
      <style:text-properties fo:font-size="20pt" fo:font-weight="bold" officeooo:rsid="000c2426" officeooo:paragraph-rsid="000c2426" style:font-size-asian="20pt" style:font-weight-asian="bold" style:font-size-complex="20pt" style:font-weight-complex="bold"/>
    </style:style>
    <style:style style:name="P14" style:family="paragraph" style:parent-style-name="Standard">
      <style:text-properties fo:font-size="20pt" fo:font-weight="bold" officeooo:rsid="000df77d" officeooo:paragraph-rsid="000df77d" style:font-size-asian="20pt" style:font-weight-asian="bold" style:font-size-complex="20pt" style:font-weight-complex="bold"/>
    </style:style>
    <style:style style:name="P15" style:family="paragraph" style:parent-style-name="Standard">
      <style:text-properties fo:font-size="20pt" fo:font-weight="bold" officeooo:paragraph-rsid="000df77d" style:font-size-asian="20pt" style:font-weight-asian="bold" style:font-size-complex="20pt" style:font-weight-complex="bold"/>
    </style:style>
    <style:style style:name="P16" style:family="paragraph" style:parent-style-name="Standard">
      <style:text-properties fo:font-size="16pt" fo:font-weight="normal" officeooo:rsid="000c2426" officeooo:paragraph-rsid="000c2426" style:font-size-asian="16pt" style:font-weight-asian="normal" style:font-size-complex="16pt" style:font-weight-complex="normal"/>
    </style:style>
    <style:style style:name="P17" style:family="paragraph" style:parent-style-name="Table_20_Contents">
      <style:text-properties fo:font-size="16pt" style:font-size-asian="16pt" style:font-size-complex="16pt"/>
    </style:style>
    <style:style style:name="P18" style:family="paragraph" style:parent-style-name="Table_20_Heading">
      <style:text-properties fo:font-size="16pt" style:font-size-asian="16pt" style:font-size-complex="16pt"/>
    </style:style>
    <style:style style:name="P19" style:family="paragraph" style:parent-style-name="Heading_20_1">
      <style:text-properties fo:font-size="12pt" fo:font-weight="normal" officeooo:rsid="000df77d" officeooo:paragraph-rsid="000df77d" style:font-size-asian="10.5pt" style:font-weight-asian="normal" style:font-size-complex="12pt" style:font-weight-complex="normal"/>
    </style:style>
    <style:style style:name="P20" style:family="paragraph" style:parent-style-name="Heading_20_2">
      <style:text-properties fo:font-size="12pt" fo:font-weight="normal" officeooo:rsid="000df77d" officeooo:paragraph-rsid="000df77d" style:font-size-asian="10.5pt" style:font-weight-asian="normal" style:font-size-complex="12pt" style:font-weight-complex="normal"/>
    </style:style>
    <style:style style:name="P21" style:family="paragraph" style:parent-style-name="Standard" style:list-style-name="L5">
      <style:text-properties officeooo:paragraph-rsid="00065636"/>
    </style:style>
    <style:style style:name="P22" style:family="paragraph" style:parent-style-name="Standard" style:list-style-name="L5">
      <style:text-properties officeooo:rsid="00065636" officeooo:paragraph-rsid="00065636"/>
    </style:style>
    <style:style style:name="P23" style:family="paragraph" style:parent-style-name="Standard" style:list-style-name="L6">
      <style:text-properties fo:font-size="12pt" fo:font-weight="normal" officeooo:rsid="000c2426" officeooo:paragraph-rsid="000c2426" style:font-size-asian="10.5pt" style:font-weight-asian="normal" style:font-size-complex="12pt" style:font-weight-complex="normal"/>
    </style:style>
    <style:style style:name="P24" style:family="paragraph" style:parent-style-name="Standard" style:list-style-name="L7">
      <style:text-properties fo:font-size="12pt" fo:font-weight="normal" officeooo:rsid="000c2426" officeooo:paragraph-rsid="000c2426" style:font-size-asian="10.5pt" style:font-weight-asian="normal" style:font-size-complex="12pt" style:font-weight-complex="normal"/>
    </style:style>
    <style:style style:name="P25" style:family="paragraph" style:parent-style-name="Standard">
      <style:text-properties fo:font-size="12pt" fo:font-weight="normal" officeooo:rsid="000c2426" officeooo:paragraph-rsid="000c2426" style:font-size-asian="10.5pt" style:font-weight-asian="normal" style:font-size-complex="12pt" style:font-weight-complex="normal"/>
    </style:style>
    <style:style style:name="P26" style:family="paragraph" style:parent-style-name="Standard" style:list-style-name="L8">
      <style:text-properties fo:font-size="12pt" fo:font-weight="normal" officeooo:rsid="000df77d" officeooo:paragraph-rsid="000df77d" style:font-size-asian="10.5pt" style:font-weight-asian="normal" style:font-size-complex="12pt" style:font-weight-complex="normal"/>
    </style:style>
    <style:style style:name="P27" style:family="paragraph" style:parent-style-name="Standard" style:list-style-name="L9">
      <style:text-properties fo:font-size="12pt" fo:font-weight="normal" officeooo:rsid="000df77d" officeooo:paragraph-rsid="000df77d" style:font-size-asian="10.5pt" style:font-weight-asian="normal" style:font-size-complex="12pt" style:font-weight-complex="normal"/>
    </style:style>
    <style:style style:name="P28" style:family="paragraph" style:parent-style-name="Standard" style:list-style-name="L10">
      <style:text-properties fo:font-size="12pt" fo:font-weight="normal" officeooo:rsid="000df77d" officeooo:paragraph-rsid="000df77d" style:font-size-asian="10.5pt" style:font-weight-asian="normal" style:font-size-complex="12pt" style:font-weight-complex="normal"/>
    </style:style>
    <style:style style:name="P29" style:family="paragraph" style:parent-style-name="Standard">
      <style:text-properties fo:font-size="12pt" fo:font-weight="normal" officeooo:rsid="000df77d" officeooo:paragraph-rsid="000df77d" style:font-size-asian="10.5pt" style:font-weight-asian="normal" style:font-size-complex="12pt" style:font-weight-complex="normal"/>
    </style:style>
    <style:style style:name="P30" style:family="paragraph" style:parent-style-name="Standard">
      <style:text-properties fo:font-size="20pt" fo:font-weight="bold" officeooo:rsid="000df77d" officeooo:paragraph-rsid="000df77d" style:font-size-asian="20pt" style:font-weight-asian="bold" style:font-size-complex="20pt" style:font-weight-complex="bold"/>
    </style:style>
    <style:style style:name="P31" style:family="paragraph" style:parent-style-name="Standard">
      <style:text-properties fo:font-size="16pt" fo:font-weight="bold" officeooo:rsid="000df77d" officeooo:paragraph-rsid="000df77d" style:font-size-asian="16pt" style:font-weight-asian="bold" style:font-size-complex="16pt" style:font-weight-complex="bold"/>
    </style:style>
    <style:style style:name="P32" style:family="paragraph" style:parent-style-name="Standard">
      <style:text-properties fo:font-size="16pt" fo:font-weight="bold" officeooo:rsid="00065636" officeooo:paragraph-rsid="00065636" style:font-size-asian="16pt" style:font-weight-asian="bold" style:font-size-complex="16pt" style:font-weight-complex="bold"/>
    </style:style>
    <style:style style:name="P33" style:family="paragraph" style:parent-style-name="Standard">
      <style:text-properties fo:font-size="16pt" fo:font-weight="bold" officeooo:rsid="000df77d" officeooo:paragraph-rsid="000df77d" style:font-size-asian="14pt" style:font-weight-asian="bold" style:font-size-complex="16pt" style:font-weight-complex="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text-properties officeooo:paragraph-rsid="0013803f"/>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text-properties fo:font-size="12pt" fo:font-weight="normal" officeooo:rsid="000df77d" officeooo:paragraph-rsid="000df77d" style:font-size-asian="10.5pt" style:font-weight-asian="normal" style:font-size-complex="12pt" style:font-weight-complex="normal"/>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text-properties fo:font-size="16pt" fo:font-weight="bold" officeooo:rsid="000df77d" officeooo:paragraph-rsid="000df77d" style:font-size-asian="14pt" style:font-weight-asian="bold" style:font-size-complex="16pt" style:font-weight-complex="bold"/>
    </style:style>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text-properties officeooo:paragraph-rsid="0013803f"/>
    </style:style>
    <style:style style:name="T1" style:family="text">
      <style:text-properties fo:font-size="16pt" style:font-size-asian="16pt" style:font-size-complex="16pt"/>
    </style:style>
    <style:style style:name="T2" style:family="text">
      <style:text-properties fo:font-size="20pt" officeooo:rsid="000c2426"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c2426" style:font-size-asian="10.5pt" style:font-weight-asian="normal" style:font-size-complex="12pt" style:font-weight-complex="normal"/>
    </style:style>
    <style:style style:name="T5" style:family="text">
      <style:text-properties fo:font-size="12pt" fo:font-weight="normal" officeooo:rsid="0013803f"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fo:font-weight="bold" officeooo:rsid="0013803f" style:font-size-asian="10.5pt" style:font-weight-asian="bold" style:font-size-complex="12pt" style:font-weight-complex="bold"/>
    </style:style>
    <style:style style:name="T8" style:family="text">
      <style:text-properties fo:font-size="12pt" fo:font-style="italic" fo:font-weight="normal" officeooo:rsid="0013803f" style:font-size-asian="10.5pt" style:font-style-asian="italic" style:font-weight-asian="normal" style:font-size-complex="12pt" style:font-style-complex="italic" style:font-weight-complex="normal"/>
    </style:style>
    <style:style style:name="T9" style:family="text">
      <style:text-properties fo:font-weight="bold" style:font-weight-asian="bold" style:font-weight-complex="bold"/>
    </style:style>
    <style:style style:name="T10" style:family="text">
      <style:text-properties fo:font-size="15pt" style:font-size-asian="15pt" style:font-size-complex="15pt"/>
    </style:style>
    <style:style style:name="T11" style:family="text">
      <style:text-properties fo:font-size="14pt" style:font-size-asian="14pt" style:font-size-complex="14pt"/>
    </style:style>
    <style:style style:name="T12" style:family="text">
      <style:text-properties officeooo:rsid="0013803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ore Concept of LangChain:</text:p>
      <text:p text:style-name="P1"/>
      <text:p text:style-name="P1">LangChain is a framework that makes it easy to use LLMs (Large Language Models) in real-world applications.<text:line-break/>In simple words, LangChain helps you connect an LLM with tools, databases, APIs, memory, and custom logic.</text:p>
      <text:p text:style-name="P1"/>
      <text:p text:style-name="P2">According to LangChain, an LLM is not just a text-generation model—it’s a reasoning engine that can:</text:p>
      <text:list text:style-name="L1">
        <text:list-item>
          <text:p text:style-name="P34">Use tools (APIs, search engines, calculators, custom functions)</text:p>
        </text:list-item>
        <text:list-item>
          <text:p text:style-name="P34">Keep memory (short-term or long-term context)</text:p>
        </text:list-item>
        <text:list-item>
          <text:p text:style-name="P34">Work through multiple steps (multi-step workflows)</text:p>
        </text:list-item>
        <text:list-item>
          <text:p text:style-name="P34">Read, search, and summarize documents</text:p>
        </text:list-item>
        <text:list-item>
          <text:p text:style-name="P34">Create agents that can decide on their own what to do next</text:p>
        </text:list-item>
      </text:list>
      <text:p text:style-name="P1"/>
      <text:p text:style-name="P2"><text:span text:style-name="Strong_20_Emphasis"><text:span text:style-name="T1">What does LangChain solve?</text:span></text:span></text:p>
      <text:p text:style-name="Text_20_body">If you only call the OpenAI API directly, the model just answers your prompt.<text:line-break/>But LangChain allows you to build things like:</text:p>
      <text:list text:style-name="L2">
        <text:list-item>
          <text:p text:style-name="P35">Chatbots with memory</text:p>
        </text:list-item>
        <text:list-item>
          <text:p text:style-name="P35">RAG (Retrieval-Augmented Generation)</text:p>
        </text:list-item>
        <text:list-item>
          <text:p text:style-name="P35">AI agents</text:p>
        </text:list-item>
        <text:list-item>
          <text:p text:style-name="P35">Code execution + model reasoning</text:p>
        </text:list-item>
        <text:list-item>
          <text:p text:style-name="P35">Querying databases using natural language</text:p>
        </text:list-item>
        <text:list-item>
          <text:p text:style-name="P35">Automating business workflows</text:p>
        </text:list-item>
      </text:list>
      <text:p text:style-name="Text_20_body"/>
      <text:p text:style-name="P2"><text:span text:style-name="Strong_20_Emphasis"><text:span text:style-name="T11">Main Components of LangChain</text:span></text:span></text:p>
      <text:p text:style-name="Text_20_body"><text:span text:style-name="Strong_20_Emphasis">1. LLMs</text:span><text:line-break/>OpenAI, Claude, Gemini, and local models like Llama and Mistral.</text:p>
      <text:p text:style-name="Text_20_body"><text:span text:style-name="Strong_20_Emphasis">2. Prompts</text:span><text:line-break/>Templates that make complex instructions reusable.</text:p>
      <text:p text:style-name="Text_20_body"><text:span text:style-name="Strong_20_Emphasis">3. Chains</text:span><text:line-break/>A sequence of steps.<text:line-break/>Example:<text:line-break/>User → Prompt → Model → Output</text:p>
      <text:p text:style-name="Text_20_body"><text:soft-page-break/><text:span text:style-name="Strong_20_Emphasis">4. Memory</text:span><text:line-break/>Used to help the chatbot remember previous context.</text:p>
      <text:p text:style-name="Text_20_body"><text:span text:style-name="Strong_20_Emphasis">5. Agents</text:span><text:line-break/>Models that decide on their own:</text:p>
      <text:list text:style-name="L3">
        <text:list-item>
          <text:p text:style-name="P36">Which tool to use</text:p>
        </text:list-item>
        <text:list-item>
          <text:p text:style-name="P36">What the next step should be</text:p>
        </text:list-item>
      </text:list>
      <text:p text:style-name="Text_20_body">Example:<text:line-break/>A SQL Agent converts a user’s question into an SQL query → fetches data from the database → returns the answer.</text:p>
      <text:p text:style-name="Text_20_body"><text:span text:style-name="Strong_20_Emphasis">6. Tools</text:span><text:line-break/>Custom functions, APIs, search engines, and databases.</text:p>
      <text:p text:style-name="P2"><text:span text:style-name="Strong_20_Emphasis"><text:span text:style-name="T11">Purpose of LangChain:</text:span></text:span><text:line-break/>A framework for turning LLMs into intelligent applications—where the model can:</text:p>
      <text:list text:style-name="L4">
        <text:list-item>
          <text:p text:style-name="P37">Think</text:p>
        </text:list-item>
        <text:list-item>
          <text:p text:style-name="P37">Use tools</text:p>
        </text:list-item>
        <text:list-item>
          <text:p text:style-name="P37">Store memory</text:p>
        </text:list-item>
        <text:list-item>
          <text:p text:style-name="P37">Follow steps</text:p>
        </text:list-item>
      </text:list>
      <text:h text:style-name="P3" text:outline-level="2">One-Line Definition</text:h>
      <text:p text:style-name="Text_20_body"><text:span text:style-name="Strong_20_Emphasis">LangChain = LLM + Tools + Memory + Agents + Workflow</text:span></text:p>
      <text:p text:style-name="Text_20_body"><text:span text:style-name="Strong_20_Emphasis"/></text:p>
      <text:p text:style-name="P10"><text:span text:style-name="Strong_20_Emphasis"><text:span text:style-name="T2">LangGraph:</text:span></text:span></text:p>
      <text:list text:style-name="L5">
        <text:list-item>
          <text:p text:style-name="P38"><text:span text:style-name="Strong_20_Emphasis"><text:span text:style-name="T3">LangGraph is an upgraded version of LangChain that lets you build LLM-based systems as state machines or graphs.</text:span></text:span></text:p>
          <text:p text:style-name="P38"><text:span text:style-name="Strong_20_Emphasis"><text:span text:style-name="T3"><text:line-break/></text:span></text:span><text:span text:style-name="Strong_20_Emphasis"><text:span text:style-name="T7">State Machine</text:span></text:span><text:span text:style-name="Strong_20_Emphasis"><text:span text:style-name="T5">; is a system that always in a one state and shifts one state to another according to the rules. <text:line-break/><text:tab/>Example: <text:line-break/><text:tab/><text:tab/>Traffic signal:</text:span></text:span></text:p>
          <text:list>
            <text:list-item>
              <text:list>
                <text:list-item>
                  <text:list>
                    <text:list-item>
                      <text:list>
                        <text:list-header>
                          <text:p text:style-name="P38">Red → Green → Yellow → Red</text:p>
                        </text:list-header>
                      </text:list>
                    </text:list-item>
                  </text:list>
                </text:list-item>
              </text:list>
            </text:list-item>
          </text:list>
          <text:p text:style-name="P38"><text:span text:style-name="Strong_20_Emphasis"><text:span text:style-name="T5">Each color is a state and sequence change according to the rule. </text:span></text:span></text:p>
          <text:p text:style-name="P38"><text:soft-page-break/><text:span text:style-name="Strong_20_Emphasis"><text:span text:style-name="T8">Fixed steps + fixed rules = Predictable behavior</text:span></text:span><text:span text:style-name="Strong_20_Emphasis"><text:span text:style-name="T5"><text:line-break/><text:line-break/></text:span></text:span></text:p>
          <text:p text:style-name="P38"><text:span text:style-name="Strong_20_Emphasis"><text:span text:style-name="T7">Graphs;<text:line-break/></text:span></text:span><text:span text:style-name="Strong_20_Emphasis"><text:span text:style-name="T5">Graph is like a MAP</text:span></text:span></text:p>
          <text:list>
            <text:list-header>
              <text:p text:style-name="P38"><text:span text:style-name="Strong_20_Emphasis"><text:span text:style-name="T5">Nodes are like steps/modules.</text:span></text:span></text:p>
            </text:list-header>
            <text:list-item>
              <text:p text:style-name="P38"><text:span text:style-name="Strong_20_Emphasis"><text:span text:style-name="T5">Edges are like “arrows” (what is the next step)</text:span></text:span></text:p>
            </text:list-item>
            <text:list-item>
              <text:p text:style-name="P38"><text:span text:style-name="Strong_20_Emphasis"><text:span text:style-name="T5">Example: </text:span></text:span></text:p>
              <text:list>
                <text:list-header>
                  <text:p text:style-name="P38"><text:span text:style-name="Strong_20_Emphasis"><text:span text:style-name="T5">Start → Step 1 → Step 2 → Step 3 → End </text:span></text:span></text:p>
                </text:list-header>
              </text:list>
            </text:list-item>
          </text:list>
        </text:list-item>
      </text:list>
      <text:p text:style-name="P49"><text:span text:style-name="Strong_20_Emphasis"><text:span text:style-name="T5"/></text:span></text:p>
      <text:list text:continue-numbering="true" text:style-name="L5">
        <text:list-item>
          <text:p text:style-name="P22">You can design your AI agent’s entire workflow in the form of “nodes and edges,” where each node represents a logical step.</text:p>
          <text:p text:style-name="P21"/>
        </text:list-item>
        <text:list-item>
          <text:p text:style-name="P21">If LangChain provides simple “chains,”<text:line-break/>LangGraph provides full “stateful agent workflows.”</text:p>
        </text:list-item>
      </text:list>
      <text:p text:style-name="P11"/>
      <text:p text:style-name="P12">Simple Concept of LangGraph:</text:p>
      <text:list text:style-name="L6">
        <text:list-item>
          <text:p text:style-name="P23">Multi-step workflows</text:p>
        </text:list-item>
        <text:list-item>
          <text:p text:style-name="P23">State management</text:p>
        </text:list-item>
        <text:list-item>
          <text:p text:style-name="P23">Loops (retries, iterative steps)</text:p>
        </text:list-item>
        <text:list-item>
          <text:p text:style-name="P23">Decision-making paths</text:p>
        </text:list-item>
        <text:list-item>
          <text:p text:style-name="P23">Tools + LLM + <text:span text:style-name="T12">structure flow of memory</text:span></text:p>
        </text:list-item>
        <text:list-item>
          <text:p text:style-name="P23">Reliable, reproducible agent behavior</text:p>
        </text:list-item>
      </text:list>
      <text:p text:style-name="P9"><text:span text:style-name="T4">Shortly: </text:span><text:span text:style-name="T9">LangGraph</text:span> = AI Agent as a Graph (Nodes + Edges + State Machine).</text:p>
      <text:p text:style-name="P9"/>
      <text:p text:style-name="P13">Why LangGraph:</text:p>
      <text:p text:style-name="P13"/>
      <text:p text:style-name="P5"><text:span text:style-name="T9">LLM’s</text:span> are unpredictable</text:p>
      <text:p text:style-name="P5">Sometimes they take the wrong step, and sometimes they get stuck.</text:p>
      <text:p text:style-name="P5"/>
      <text:p text:style-name="P5"/>
      <text:p text:style-name="P5"><text:span text:style-name="T9">LangGraph</text:span> solved these issues.</text:p>
      <text:list text:style-name="L7">
        <text:list-item>
          <text:p text:style-name="P24">Strict control</text:p>
        </text:list-item>
        <text:list-item>
          <text:p text:style-name="P24">Deterministic paths</text:p>
        </text:list-item>
        <text:list-item>
          <text:p text:style-name="P24">Error handling (loops, retries)</text:p>
        </text:list-item>
        <text:list-item>
          <text:p text:style-name="P24">State tracking across steps</text:p>
        </text:list-item>
      </text:list>
      <text:p text:style-name="P5"/>
      <text:h text:style-name="P4" text:outline-level="1"><text:soft-page-break/><text:span text:style-name="Strong_20_Emphasis"><text:span text:style-name="T1">LangChain vs LangGraph</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8">Feature</text:p>
            </table:table-cell>
            <table:table-cell table:style-name="Table1.A1" office:value-type="string">
              <text:p text:style-name="P18">LangChain</text:p>
            </table:table-cell>
            <table:table-cell table:style-name="Table1.A1" office:value-type="string">
              <text:p text:style-name="P18">LangGraph</text:p>
            </table:table-cell>
          </table:table-row>
        </table:table-header-rows>
        <table:table-row>
          <table:table-cell table:style-name="Table1.A1" office:value-type="string">
            <text:p text:style-name="P17">Workflow</text:p>
          </table:table-cell>
          <table:table-cell table:style-name="Table1.A1" office:value-type="string">
            <text:p text:style-name="P17">Linear chain</text:p>
          </table:table-cell>
          <table:table-cell table:style-name="Table1.A1" office:value-type="string">
            <text:p text:style-name="P17">Complex graph (branching, loops)</text:p>
          </table:table-cell>
        </table:table-row>
        <table:table-row>
          <table:table-cell table:style-name="Table1.A1" office:value-type="string">
            <text:p text:style-name="P17">Memory</text:p>
          </table:table-cell>
          <table:table-cell table:style-name="Table1.A1" office:value-type="string">
            <text:p text:style-name="P17">Basic</text:p>
          </table:table-cell>
          <table:table-cell table:style-name="Table1.A1" office:value-type="string">
            <text:p text:style-name="P17">Full state machine persistent memory</text:p>
          </table:table-cell>
        </table:table-row>
        <table:table-row>
          <table:table-cell table:style-name="Table1.A1" office:value-type="string">
            <text:p text:style-name="P17">Control</text:p>
          </table:table-cell>
          <table:table-cell table:style-name="Table1.A1" office:value-type="string">
            <text:p text:style-name="P17">Low</text:p>
          </table:table-cell>
          <table:table-cell table:style-name="Table1.A1" office:value-type="string">
            <text:p text:style-name="P17">High (deterministic)</text:p>
          </table:table-cell>
        </table:table-row>
        <table:table-row>
          <table:table-cell table:style-name="Table1.A1" office:value-type="string">
            <text:p text:style-name="P17">Agents</text:p>
          </table:table-cell>
          <table:table-cell table:style-name="Table1.A1" office:value-type="string">
            <text:p text:style-name="P17">Simple</text:p>
          </table:table-cell>
          <table:table-cell table:style-name="Table1.A1" office:value-type="string">
            <text:p text:style-name="P17">Advanced, structured</text:p>
          </table:table-cell>
        </table:table-row>
        <table:table-row>
          <table:table-cell table:style-name="Table1.A1" office:value-type="string">
            <text:p text:style-name="P17">Best for</text:p>
          </table:table-cell>
          <table:table-cell table:style-name="Table1.A1" office:value-type="string">
            <text:p text:style-name="P17">Basic apps</text:p>
          </table:table-cell>
          <table:table-cell table:style-name="Table1.A1" office:value-type="string">
            <text:p text:style-name="P17">Production-level agents</text:p>
          </table:table-cell>
        </table:table-row>
      </table:table>
      <text:p text:style-name="P16"/>
      <text:p text:style-name="P14">LangGraph Core Concepts:</text:p>
      <text:p text:style-name="P15"/>
      <text:p text:style-name="P14">Nodes:</text:p>
      <text:list text:style-name="L8">
        <text:list-header>
          <text:p text:style-name="P26">Each node is a step.</text:p>
        </text:list-header>
      </text:list>
      <text:list text:style-name="L9">
        <text:list-item>
          <text:p text:style-name="P27">LLM Call</text:p>
        </text:list-item>
        <text:list-item>
          <text:p text:style-name="P27">Tool Call</text:p>
        </text:list-item>
        <text:list-item>
          <text:p text:style-name="P27">SQL Query</text:p>
        </text:list-item>
        <text:list-item>
          <text:p text:style-name="P27">API Request</text:p>
        </text:list-item>
        <text:list-item>
          <text:p text:style-name="P27">Evaluation step</text:p>
        </text:list-item>
      </text:list>
      <text:p text:style-name="P7"/>
      <text:p text:style-name="P14">Edges:</text:p>
      <text:p text:style-name="P7">Edges connects nodes.</text:p>
      <text:p text:style-name="P7"/>
      <text:p text:style-name="P14">State:</text:p>
      <text:p text:style-name="P7">A persistent state inside the graph that keeps getting updated at every step of the workflow.</text:p>
      <text:p text:style-name="P7"/>
      <text:p text:style-name="P14"/>
      <text:p text:style-name="P14"/>
      <text:p text:style-name="P14">Conditional Routing:</text:p>
      <text:p text:style-name="P7">LLM output depending on:</text:p>
      <text:list text:style-name="L10">
        <text:list-item>
          <text:p text:style-name="P28">Success</text:p>
        </text:list-item>
        <text:list-item>
          <text:p text:style-name="P28">Failure</text:p>
        </text:list-item>
        <text:list-item>
          <text:p text:style-name="P28">Classification</text:p>
        </text:list-item>
        <text:list-item>
          <text:p text:style-name="P28">Need for search </text:p>
        </text:list-item>
        <text:list-item>
          <text:p text:style-name="P28">need for tool</text:p>
        </text:list-item>
      </text:list>
      <text:p text:style-name="P7">The graph will decide which branch the next step will follow.</text:p>
      <text:p text:style-name="P7"/>
      <text:p text:style-name="P14">Loops:</text:p>
      <text:p text:style-name="P8">**“<text:span text:style-name="T9">If</text:span>:</text:p>
      <text:list text:style-name="L11">
        <text:list-item>
          <text:p text:style-name="P39">the model doesn’t call the tool correctly,</text:p>
        </text:list-item>
        <text:list-item>
          <text:p text:style-name="P39"><text:soft-page-break/>the SQL turns out to be invalid,</text:p>
        </text:list-item>
        <text:list-item>
          <text:p text:style-name="P39">or the agent gets confused,</text:p>
        </text:list-item>
      </text:list>
      <text:p text:style-name="Text_20_body">then the graph can make it retry the step (unlike LangChain).”**</text:p>
      <text:p text:style-name="P7"/>
      <text:h text:style-name="P6" text:outline-level="1"><text:span text:style-name="Strong_20_Emphasis"><text:span text:style-name="T10">Where LangGraph is Used?</text:span></text:span></text:h>
      <text:list text:style-name="L12">
        <text:list-item>
          <text:p text:style-name="P40"><text:span text:style-name="Strong_20_Emphasis">Autonomous agents</text:span> (multi-step reasoning)</text:p>
        </text:list-item>
        <text:list-item>
          <text:p text:style-name="P40"><text:span text:style-name="Strong_20_Emphasis">Complex workflows</text:span> (banking, insurance, research agents)</text:p>
        </text:list-item>
        <text:list-item>
          <text:p text:style-name="P40"><text:span text:style-name="Strong_20_Emphasis">RAG agents with evaluation loops</text:span></text:p>
        </text:list-item>
        <text:list-item>
          <text:p text:style-name="P40"><text:span text:style-name="Strong_20_Emphasis">Data pipelines using LLMs</text:span></text:p>
        </text:list-item>
        <text:list-item>
          <text:p text:style-name="P40"><text:span text:style-name="Strong_20_Emphasis">Self-correcting systems</text:span></text:p>
        </text:list-item>
        <text:list-item>
          <text:p text:style-name="P40"><text:span text:style-name="Strong_20_Emphasis">Production-grade chatbots</text:span></text:p>
        </text:list-item>
        <text:list-item>
          <text:p text:style-name="P40"><text:span text:style-name="Strong_20_Emphasis">Tool-using agents with fallback logic</text:span></text:p>
        </text:list-item>
      </text:list>
      <text:h text:style-name="P6" text:outline-level="1"><text:span text:style-name="Strong_20_Emphasis"><text:span text:style-name="T10">Summary</text:span></text:span></text:h>
      <text:p text:style-name="Quotations"><text:span text:style-name="Strong_20_Emphasis">LangGraph is a state-machine-based framework that lets you build stable, predictable, and multi-step AI agents using nodes, edges, and controlled logic.</text:span></text:p>
      <text:p text:style-name="P7"/>
      <text:p text:style-name="P7"/>
      <text:p text:style-name="P7"/>
      <text:p text:style-name="P7"/>
      <text:p text:style-name="P7"/>
      <text:p text:style-name="P7"/>
      <text:p text:style-name="P7"/>
      <text:p text:style-name="P7"/>
      <text:p text:style-name="P14">How LangGraph Is Useful for Our AI Economic Agent:</text:p>
      <text:p text:style-name="P14"/>
      <text:p text:style-name="P7">Our AI Economic Agent is designed to analyze multiple macroeconomic components such as the Current Account, Foreign Reserves, Exchange Rate Pressure, Inflation, GDP growth, and Fiscal Indicators. Each of these areas is connected and depends on the others.<text:line-break/>To manage this complexity in a reliable way, <text:span text:style-name="Strong_20_Emphasis">LangGraph is an ideal framework</text:span>.</text:p>
      <text:p text:style-name="P7"/>
      <text:p text:style-name="P7">Below is a simple explanation of why and how LangGraph helps.</text:p>
      <text:p text:style-name="P7"/>
      <text:p text:style-name="P31">1. Structured, Step-by-Step Economic Reasoning</text:p>
      <text:p text:style-name="P31"/>
      <text:p text:style-name="P8">Macroeconomic analysis is not a single calculation.<text:line-break/>It requires multiple steps, and each step depends on the previous one.</text:p>
      <text:p text:style-name="Text_20_body"><text:soft-page-break/>Example:</text:p>
      <text:list text:style-name="L13">
        <text:list-item>
          <text:p text:style-name="P41">Current Account affects Reserves</text:p>
        </text:list-item>
        <text:list-item>
          <text:p text:style-name="P41">Reserves influence Exchange Rate Pressure</text:p>
        </text:list-item>
        <text:list-item>
          <text:p text:style-name="P41">FX pressure affects Inflation</text:p>
        </text:list-item>
        <text:list-item>
          <text:p text:style-name="P41">Inflation impacts GDP</text:p>
        </text:list-item>
      </text:list>
      <text:p text:style-name="Text_20_body">LangGraph lets us build this process <text:span text:style-name="Strong_20_Emphasis">step-by-step</text:span> so the model follows a clear path instead of jumping randomly.<text:line-break/>This makes the economic analysis more accurate and consistent.</text:p>
      <text:p text:style-name="P7"/>
      <text:p text:style-name="P31">2. Each Macro Component Becomes a Separate Module (Node)</text:p>
      <text:p text:style-name="P7"/>
      <text:p text:style-name="P8">With LangGraph, we break the economic agent into small modules, such as:</text:p>
      <text:list text:style-name="L14">
        <text:list-item>
          <text:p text:style-name="P43">Current Account Module</text:p>
        </text:list-item>
        <text:list-item>
          <text:p text:style-name="P43">Reserves Module</text:p>
        </text:list-item>
        <text:list-item>
          <text:p text:style-name="P43">FX Pressure Module</text:p>
        </text:list-item>
        <text:list-item>
          <text:p text:style-name="P43">Inflation Module</text:p>
        </text:list-item>
        <text:list-item>
          <text:p text:style-name="P43">GDP Module</text:p>
        </text:list-item>
        <text:list-item>
          <text:p text:style-name="P43">Fiscal Position Module</text:p>
        </text:list-item>
        <text:list-item>
          <text:p text:style-name="P43">Combined Macro Score</text:p>
        </text:list-item>
        <text:list-item>
          <text:p text:style-name="P43">Final Summary</text:p>
        </text:list-item>
      </text:list>
      <text:p text:style-name="P7">Each module performs one specific economic task.<text:line-break/>This makes the system easier to understand, maintain, and improve.</text:p>
      <text:p text:style-name="P33"/>
      <text:p text:style-name="P33">3. Easy Debugging and Transparency</text:p>
      <text:p text:style-name="P33"><text:span text:style-name="T3"/></text:p>
      <text:p text:style-name="P45"><text:span text:style-name="T3">If something goes wrong in the analysis, we can quickly see </text:span><text:span text:style-name="Strong_20_Emphasis"><text:span text:style-name="T6">which module created the error</text:span></text:span><text:span text:style-name="T3">.</text:span></text:p>
      <text:p text:style-name="Text_20_body">For example:</text:p>
      <text:list text:style-name="L15">
        <text:list-item>
          <text:p text:style-name="P44">If FX pressure looks wrong → check the FX Module</text:p>
        </text:list-item>
        <text:list-item>
          <text:p text:style-name="P44">If reserves calculation seems off → check the Reserves Module</text:p>
        </text:list-item>
      </text:list>
      <text:p text:style-name="Text_20_body">LangGraph provides a clear execution trail, making the entire system transparent and auditable—which is important for economic analysis.</text:p>
      <text:p text:style-name="P33"><text:span text:style-name="T3"/></text:p>
      <text:p text:style-name="P31"/>
      <text:p text:style-name="P31"><text:soft-page-break/>4. Better Accuracy and Fewer Mistakes</text:p>
      <text:p text:style-name="P7"/>
      <text:p text:style-name="P8">Because LangGraph forces the system to follow a defined flow:</text:p>
      <text:p text:style-name="Text_20_body">1 → 2 → 3 → 4 → 5…</text:p>
      <text:p text:style-name="Text_20_body">…the model becomes far less likely to make mistakes or skip important steps.<text:line-break/>This controlled environment leads to <text:span text:style-name="Strong_20_Emphasis">higher accuracy</text:span>, especially for sensitive economic indicators.</text:p>
      <text:p text:style-name="P7"/>
      <text:p text:style-name="P31">5. State Management (Memory Across Steps)</text:p>
      <text:p text:style-name="P31"/>
      <text:p text:style-name="P8">Macroeconomic variables often depend on previous results.</text:p>
      <text:p text:style-name="Text_20_body">Example:</text:p>
      <text:list text:style-name="L16">
        <text:list-item>
          <text:p text:style-name="P46">Inflation module needs FX pressure</text:p>
        </text:list-item>
        <text:list-item>
          <text:p text:style-name="P46">FX module needs reserves data</text:p>
        </text:list-item>
      </text:list>
      <text:p text:style-name="Text_20_body">LangGraph automatically passes this data from one step to the next, ensuring the agent always has the correct context.<text:line-break/>This is something normal LLM pipelines cannot manage reliably.</text:p>
      <text:p text:style-name="P7"/>
      <text:p text:style-name="P31">6. Easy Expansion in the Future</text:p>
      <text:p text:style-name="P8">If we want to add more economic modules later—such as:</text:p>
      <text:list text:style-name="L17">
        <text:list-item>
          <text:p text:style-name="P47">Monetary Policy</text:p>
        </text:list-item>
        <text:list-item>
          <text:p text:style-name="P47">External Debt Sustainability</text:p>
        </text:list-item>
        <text:list-item>
          <text:p text:style-name="P47">Credit Growth</text:p>
        </text:list-item>
        <text:list-item>
          <text:p text:style-name="P47">Market Stress Indicators</text:p>
        </text:list-item>
      </text:list>
      <text:p text:style-name="Text_20_body">We can plug them into the existing graph without breaking anything.<text:line-break/>The architecture becomes <text:span text:style-name="Strong_20_Emphasis">future-proof</text:span> and scalable.</text:p>
      <text:h text:style-name="P20" text:outline-level="2"><text:span text:style-name="Strong_20_Emphasis"><text:span text:style-name="T1">7. Professional, Production-Ready Workflow</text:span></text:span></text:h>
      <text:p text:style-name="Text_20_body">LangGraph provides a controlled, predictable, and repeatable workflow.<text:line-break/>This makes the AI Economic Agent suitable for production:</text:p>
      <text:list text:style-name="L18">
        <text:list-item>
          <text:p text:style-name="P48">Consistent results</text:p>
        </text:list-item>
        <text:list-item>
          <text:p text:style-name="P48">Clear structure</text:p>
        </text:list-item>
        <text:list-item>
          <text:p text:style-name="P48">No random behavior</text:p>
        </text:list-item>
        <text:list-item>
          <text:p text:style-name="P48">Easy to monitor</text:p>
        </text:list-item>
        <text:list-item>
          <text:p text:style-name="P48">Easy to maintain</text:p>
        </text:list-item>
      </text:list>
      <text:p text:style-name="Text_20_body"><text:soft-page-break/>This is critical for an enterprise-level financial intelligence system.</text:p>
      <text:p text:style-name="P7"/>
      <text:h text:style-name="P6" text:outline-level="1"><text:span text:style-name="Strong_20_Emphasis"><text:span text:style-name="T1">Summary</text:span></text:span></text:h>
      <text:p text:style-name="Text_20_body"><text:span text:style-name="Strong_20_Emphasis">LangGraph turns the AI Economic Agent into a structured and reliable macroeconomic analysis system. It allows us to break the model into modular steps, ensures accurate reasoning, makes debugging easier, manages state correctly, and gives us a scalable framework for future components.</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19:08:10.885735321</meta:creation-date>
    <dc:date>2025-12-05T18:01:46.947434643</dc:date>
    <meta:editing-duration>PT2H6M17S</meta:editing-duration>
    <meta:editing-cycles>5</meta:editing-cycles>
    <meta:generator>LibreOffice/24.2.7.2$Linux_X86_64 LibreOffice_project/420$Build-2</meta:generator>
    <meta:document-statistic meta:table-count="1" meta:image-count="0" meta:object-count="0" meta:page-count="8" meta:paragraph-count="173" meta:word-count="1240" meta:character-count="7478" meta:non-whitespace-character-count="6487"/>
  </office:meta>
</office:document-meta>
</file>